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00ff66"/>
    </style:style>
    <style:style style:name="P3" style:family="paragraph">
      <loext:graphic-properties draw:fill-color="#ffff66"/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0.893cm" fo:min-width="3.3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235cm" fo:min-width="4.0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028cm" fo:min-width="4.1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00ff66" draw:textarea-horizontal-align="justify" draw:textarea-vertical-align="middle" draw:auto-grow-height="false" fo:min-height="0.847cm" fo:min-width="2.2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00ff66" draw:textarea-horizontal-align="justify" draw:textarea-vertical-align="middle" draw:auto-grow-height="false" fo:min-height="1.032cm" fo:min-width="2.8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66" draw:textarea-horizontal-align="justify" draw:textarea-vertical-align="middle" draw:auto-grow-height="false" fo:min-height="0.647cm" fo:min-width="2.6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1" svg:width="3.317cm" svg:height="0.893cm" svg:x="-0.191cm" svg:y="0.554cm"><text:p text:style-name="P1">postit-app</text:p><text:p/><draw:enhanced-geometry svg:viewBox="0 0 21600 21600" draw:type="rectangle" draw:enhanced-path="M 0 0 L 21600 0 21600 21600 0 21600 0 0 Z N"/></draw:custom-shape><draw:custom-shape text:anchor-type="paragraph" draw:z-index="1" draw:style-name="gr2" draw:text-style-name="P1" svg:width="4.058cm" svg:height="1.235cm" svg:x="-1.884cm" svg:y="2.976cm"><text:p text:style-name="P1">postit-register-login</text:p><text:p/><draw:enhanced-geometry svg:viewBox="0 0 21600 21600" draw:type="rectangle" draw:enhanced-path="M 0 0 L 21600 0 21600 21600 0 21600 0 0 Z N"/></draw:custom-shape><draw:custom-shape text:anchor-type="paragraph" draw:z-index="2" draw:style-name="gr1" draw:text-style-name="P1" svg:width="3.317cm" svg:height="0.893cm" svg:x="1.088cm" svg:y="4.42cm"><text:p text:style-name="P1">postit-messages</text:p><text:p/><draw:enhanced-geometry svg:viewBox="0 0 21600 21600" draw:type="rectangle" draw:enhanced-path="M 0 0 L 21600 0 21600 21600 0 21600 0 0 Z N"/></draw:custom-shape><draw:custom-shape text:anchor-type="paragraph" draw:z-index="3" draw:style-name="gr3" draw:text-style-name="P1" svg:width="4.183cm" svg:height="1.029cm" svg:x="2.778cm" svg:y="3.127cm"><text:p text:style-name="P1">postit-message-detail</text:p><text:p/><draw:enhanced-geometry svg:viewBox="0 0 21600 21600" draw:type="rectangle" draw:enhanced-path="M 0 0 L 21600 0 21600 21600 0 21600 0 0 Z N"/></draw:custom-shape><draw:custom-shape text:anchor-type="paragraph" draw:z-index="4" draw:style-name="gr4" draw:text-style-name="P2" svg:width="3.206cm" svg:height="1.197cm" svg:x="8.474cm" svg:y="0.58cm"><text:p>postit-user-dat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style-name="gr5" draw:text-style-name="P2" svg:width="4.031cm" svg:height="1.456cm" svg:x="8.116cm" svg:y="2.067cm"><text:p>postit-messages-dat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6" draw:text-style-name="P3" svg:width="2.67cm" svg:height="0.715cm" svg:x="0.318cm" svg:y="1.873cm"><text:p text:style-name="P1">iron-pag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" draw:style-name="gr7" draw:text-style-name="P1" svg:x1="-0.356cm" svg:y1="2.975cm" svg:x2="0.318cm" svg:y2="2.478cm"><text:p/></draw:line><draw:line text:anchor-type="paragraph" draw:z-index="8" draw:style-name="gr7" draw:text-style-name="P1" svg:x1="2.986cm" svg:y1="2.286cm" svg:x2="5.159cm" svg:y2="3.127cm"><text:p/></draw:line><draw:line text:anchor-type="paragraph" draw:z-index="9" draw:style-name="gr7" draw:text-style-name="P1" svg:x1="2.491cm" svg:y1="2.588cm" svg:x2="2.533cm" svg:y2="4.421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1:41:04.780115000</meta:creation-date>
    <dc:date>2017-03-23T11:56:05.898743000</dc:date>
    <meta:editing-duration>PT15M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0.4.2$MacOSX_X86_64 LibreOffice_project/2b9802c1994aa0b7dc6079e128979269cf95bc78</meta:generator>
  </office:meta>
</office:document-meta>
</file>